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a39" officeooo:paragraph-rsid="0003ba39"/>
    </style:style>
    <style:style style:name="P2" style:family="paragraph" style:parent-style-name="Standard">
      <style:text-properties officeooo:rsid="0003d921" officeooo:paragraph-rsid="0003d921"/>
    </style:style>
    <style:style style:name="P3" style:family="paragraph" style:parent-style-name="Standard">
      <style:text-properties officeooo:rsid="0003f388" officeooo:paragraph-rsid="0003f388"/>
    </style:style>
    <style:style style:name="P4" style:family="paragraph" style:parent-style-name="Standard">
      <style:text-properties officeooo:rsid="0008e106" officeooo:paragraph-rsid="00053297"/>
    </style:style>
    <style:style style:name="P5" style:family="paragraph" style:parent-style-name="Standard">
      <style:text-properties officeooo:rsid="000ca397" officeooo:paragraph-rsid="00053297"/>
    </style:style>
    <style:style style:name="P6" style:family="paragraph" style:parent-style-name="Standard">
      <style:text-properties officeooo:rsid="000a5b03" officeooo:paragraph-rsid="00053297"/>
    </style:style>
    <style:style style:name="P7" style:family="paragraph" style:parent-style-name="Standard">
      <style:text-properties style:use-window-font-color="true" officeooo:rsid="000ca397" officeooo:paragraph-rsid="00053297"/>
    </style:style>
    <style:style style:name="P8" style:family="paragraph" style:parent-style-name="Heading_20_1">
      <style:text-properties officeooo:paragraph-rsid="00053297"/>
    </style:style>
    <style:style style:name="P9" style:family="paragraph" style:parent-style-name="Title">
      <style:text-properties officeooo:paragraph-rsid="00053297"/>
    </style:style>
    <style:style style:name="T1" style:family="text">
      <style:text-properties fo:color="#55308d"/>
    </style:style>
    <style:style style:name="T2" style:family="text">
      <style:text-properties fo:color="#ff8000"/>
    </style:style>
    <style:style style:name="T3" style:family="text">
      <style:text-properties fo:color="#ff8000" officeooo:rsid="0003f388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03f388"/>
    </style:style>
    <style:style style:name="T6" style:family="text">
      <style:text-properties style:use-window-font-color="true" officeooo:rsid="000bc5de"/>
    </style:style>
    <style:style style:name="T7" style:family="text">
      <style:text-properties fo:color="#a3238e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faa61a"/>
    </style:style>
    <style:style style:name="T10" style:family="text">
      <style:text-properties fo:color="#faa61a" officeooo:rsid="000ca397"/>
    </style:style>
    <style:style style:name="T11" style:family="text">
      <style:text-properties fo:color="#0066b3"/>
    </style:style>
    <style:style style:name="T12" style:family="text">
      <style:text-properties officeooo:rsid="000ca3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cala Cheat Sheet</text:p>
      <text:p text:style-name="P4"/>
      <text:h text:style-name="P8" text:outline-level="1">Miscellaneous</text:h>
      <text:p text:style-name="P4">Create a class that can be run: <text:span text:style-name="T7">extends App</text:span></text:p>
      <text:p text:style-name="P4">By defaults is <text:span text:style-name="T8">everything should be immutable</text:span> (better for // execution and multi-threading)</text:p>
      <text:p text:style-name="P4">Trailing semi-colon is optional, unless required (i.e. more than 1 <text:span text:style-name="T9">statement</text:span> in a line)</text:p>
      <text:h text:style-name="P8" text:outline-level="1">Types</text:h>
      <text:p text:style-name="P4">Types can be <text:span text:style-name="T9">inferred</text:span></text:p>
      <text:p text:style-name="P4"><text:span text:style-name="T7">val</text:span> is <text:span text:style-name="T9">immutable</text:span></text:p>
      <text:p text:style-name="P4"/>
      <text:p text:style-name="P4"><text:span text:style-name="T7">Short</text:span> is represented by 2 bytes</text:p>
      <text:p text:style-name="P4"><text:span text:style-name="T7">Int</text:span> is represented by 4 bytes</text:p>
      <text:p text:style-name="P4"><text:span text:style-name="T7">Long</text:span> is represented by 8 bytes. Long end with a <text:span text:style-name="T11">L</text:span></text:p>
      <text:p text:style-name="P4"><text:span text:style-name="T7">Float</text:span> ends with a <text:span text:style-name="T11">f</text:span></text:p>
      <text:p text:style-name="P4"><text:span text:style-name="T7">Double</text:span> is a decimal without ending letter (that would mark it as Float)</text:p>
      <text:p text:style-name="P4"/>
      <text:p text:style-name="P4"><text:span text:style-name="T7">var</text:span> is re-assignable</text:p>
      <text:p text:style-name="P4"><text:span text:style-name="T7">var</text:span> is used for <text:span text:style-name="T9">side-effects</text:span></text:p>
      <text:p text:style-name="P5"><text:span text:style-name="T9">side-effects</text:span> are expressions returning a <text:span text:style-name="T7">Unit</text:span></text:p>
      <text:p text:style-name="P4"/>
      <text:p text:style-name="P6"><text:span text:style-name="T9">Expression</text:span> is a value, <text:span text:style-name="T12">it is evaluated. In Scala everything is an </text:span><text:span text:style-name="T10">expression</text:span></text:p>
      <text:p text:style-name="P6"><text:span text:style-name="T9">Instruction/Statement</text:span> is <text:span text:style-name="T12">executed</text:span> (“compute this”, “<text:span text:style-name="T12">print that”</text:span>…)</text:p>
      <text:p text:style-name="P7"/>
      <text:p text:style-name="P7">A <text:span text:style-name="T9">code block</text:span> is a piece of code in curly brackets, which value is the last <text:span text:style-name="T9">expression</text:span> value. <text:span text:style-name="T9">Variables</text:span> and <text:span text:style-name="T9">Values</text:span> are scoped inside the <text:span text:style-name="T9">code block</text:span>.</text:p>
      <text:h text:style-name="P8" text:outline-level="1">Functions</text:h>
      <text:p text:style-name="P1"/>
      <text:p text:style-name="P1"><text:span text:style-name="T1">def</text:span> to create a <text:span text:style-name="T2">function</text:span><text:span text:style-name="T4">, </text:span><text:span text:style-name="T5">also called </text:span><text:span text:style-name="T3">auxiliary function</text:span><text:span text:style-name="T5">.</text:span></text:p>
      <text:p text:style-name="P2">Parameter-less <text:span text:style-name="T2">function</text:span> can be called without parenthesis</text:p>
      <text:p text:style-name="P2"/>
      <text:p text:style-name="P2">When need a while loop, use recursion instead</text:p>
      <text:p text:style-name="P2"><text:span text:style-name="T2">Return type</text:span> of <text:span text:style-name="T2">function</text:span> is not necessary, unless there is recursion. Best practice is to always write the return type.</text:p>
      <text:p text:style-name="P2"/>
      <text:p text:style-name="P3">You can have a <text:span text:style-name="T2">function</text:span> inside of a <text:span text:style-name="T2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12:18.881978428</meta:creation-date>
    <dc:date>2019-09-17T09:37:28.306116818</dc:date>
    <meta:editing-duration>PT2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04" meta:character-count="1203" meta:non-whitespace-character-count="1024"/>
  </office:meta>
</office:document-meta>
</file>